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heta 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TNR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8181" calcext:value-type="float">
            <text:p>0.8181</text:p>
          </table:table-cell>
          <table:table-cell office:value-type="float" office:value="0.3636" calcext:value-type="float">
            <text:p>0.3636</text:p>
          </table:table-cell>
          <table:table-cell office:value-type="float" office:value="59.0909" calcext:value-type="float">
            <text:p>59.090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909" calcext:value-type="float">
            <text:p>0.909</text:p>
          </table:table-cell>
          <table:table-cell office:value-type="float" office:value="0.2545" calcext:value-type="float">
            <text:p>0.2545</text:p>
          </table:table-cell>
          <table:table-cell office:value-type="float" office:value="58.1818" calcext:value-type="float">
            <text:p>58.181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0.1272" calcext:value-type="float">
            <text:p>0.1272</text:p>
          </table:table-cell>
          <table:table-cell office:value-type="float" office:value="56.3636" calcext:value-type="float">
            <text:p>56.36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.1636" calcext:value-type="float">
            <text:p>0.1636</text:p>
          </table:table-cell>
          <table:table-cell office:value-type="float" office:value="58.1818" calcext:value-type="float">
            <text:p>58.181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5" calcext:value-type="float">
            <text:p>1.5</text:p>
          </table:table-cell>
          <table:table-cell office:value-type="float" office:value="0.5272" calcext:value-type="float">
            <text:p>0.5272</text:p>
          </table:table-cell>
          <table:table-cell office:value-type="float" office:value="0.6" calcext:value-type="float">
            <text:p>0.6</text:p>
          </table:table-cell>
          <table:table-cell office:value-type="float" office:value="56.3636" calcext:value-type="float">
            <text:p>56.363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0.0727" calcext:value-type="float">
            <text:p>0.0727</text:p>
          </table:table-cell>
          <table:table-cell office:value-type="float" office:value="53.636" calcext:value-type="float">
            <text:p>53.6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.25" calcext:value-type="float">
            <text:p>1.25</text:p>
          </table:table-cell>
          <table:table-cell office:value-type="float" office:value="0.8181" calcext:value-type="float">
            <text:p>0.8181</text:p>
          </table:table-cell>
          <table:table-cell office:value-type="float" office:value="0.4181" calcext:value-type="float">
            <text:p>0.4181</text:p>
          </table:table-cell>
          <table:table-cell office:value-type="float" office:value="61.8181" calcext:value-type="float">
            <text:p>61.818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272" calcext:value-type="float">
            <text:p>0.1272</text:p>
          </table:table-cell>
          <table:table-cell office:value-type="float" office:value="56.3636" calcext:value-type="float">
            <text:p>56.363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.75" calcext:value-type="float">
            <text:p>1.75</text:p>
          </table:table-cell>
          <table:table-cell office:value-type="float" office:value="0.70909" calcext:value-type="float">
            <text:p>0.70909</text:p>
          </table:table-cell>
          <table:table-cell office:value-type="float" office:value="0.3636" calcext:value-type="float">
            <text:p>0.3636</text:p>
          </table:table-cell>
          <table:table-cell office:value-type="float" office:value="53.6363" calcext:value-type="float">
            <text:p>53.63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1.25" calcext:value-type="float">
            <text:p>1.25</text:p>
          </table:table-cell>
          <table:table-cell office:value-type="float" office:value="0.8727" calcext:value-type="float">
            <text:p>0.8727</text:p>
          </table:table-cell>
          <table:table-cell office:value-type="float" office:value="0.3818" calcext:value-type="float">
            <text:p>0.3818</text:p>
          </table:table-cell>
          <table:table-cell office:value-type="float" office:value="62.727" calcext:value-type="float">
            <text:p>62.727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636" calcext:value-type="float">
            <text:p>0.1636</text:p>
          </table:table-cell>
          <table:table-cell office:value-type="float" office:value="58.1818" calcext:value-type="float">
            <text:p>58.1818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1.75" calcext:value-type="float">
            <text:p>1.75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0363" calcext:value-type="float">
            <text:p>0.0363</text:p>
          </table:table-cell>
          <table:table-cell office:value-type="float" office:value="50.909" calcext:value-type="float">
            <text:p>50.9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3:08:23.693252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1:13:36.865408130</meta:creation-date>
    <dc:date>2017-03-15T14:06:38.612400568</dc:date>
    <meta:editing-duration>PT7M19S</meta:editing-duration>
    <meta:editing-cycles>3</meta:editing-cycles>
    <meta:generator>LibreOffice/5.1.6.2$Linux_X86_64 LibreOffice_project/10m0$Build-2</meta:generator>
    <meta:document-statistic meta:table-count="1" meta:cell-count="65" meta:object-count="0"/>
  </office:meta>
</office:document-meta>
</file>